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number:date-style xmlns:number="urn:oasis:names:tc:opendocument:xmlns:datastyle:1.0" style:name="a1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268" draw:master-page-name="Master1-Layout7-blank-Leer" presentation:presentation-page-layout-name="Master1-PPL7" draw:id="Slide-256">
        <draw:frame draw:id="id105" presentation:style-name="a1269" draw:name="Titel 1" svg:x="0.55118in" svg:y="0.24724in" svg:width="9.92087in" svg:height="1.03504in" presentation:class="title" presentation:placeholder="true">
          <draw:text-box/>
          <svg:title/>
          <svg:desc/>
        </draw:frame>
        <draw:frame draw:id="id106" presentation:style-name="a1270" draw:name="Untertitel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1283">
          <draw:frame draw:id="id107" draw:style-name="a1274" draw:name="Datumsplatzhalter 2" svg:x="4.68229in" svg:y="0in" svg:width="3.58333in" svg:height="0.58681in">
            <draw:text-box>
              <text:p text:style-name="a1273" text:class-names="" text:cond-style-name=""><text:span text:style-name="a1271" text:class-names=""><text:date text:fixed="false" style:data-style-name="a1272">16.05.2023</text:date></text:span></text:p>
            </draw:text-box>
            <svg:title/>
            <svg:desc/>
          </draw:frame>
          <draw:frame draw:id="id108" draw:style-name="a1277" draw:name="Foliennummernplatzhalter 12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frame draw:id="id109" draw:style-name="a1280" draw:name="Foliennummernplatzhalter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0" presentation:style-name="a1281" draw:name="Folienbildplatzhalter 1">
            <svg:title/>
            <svg:desc/>
          </draw:page-thumbnail>
          <draw:frame draw:id="id111" presentation:style-name="a128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389in" svg:stroke-color="#000000" svg:stroke-opacity="100%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draw:fill="none" draw:stroke="non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none" draw:stroke="non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draw:fill="none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draw:fill="none" draw:stroke="solid" svg:stroke-width="0.01389in" svg:stroke-color="#000000" svg:stroke-opacity="100%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none" draw:stroke="non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draw:fill="none" draw:stroke="non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5">
      <style:graphic-properties draw:fill="none" draw:stroke="solid" svg:stroke-width="0.01389in" svg:stroke-color="#000000" svg:stroke-opacity="100%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none" draw:stroke="non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56">
      <style:graphic-properties draw:fill="none" draw:stroke="solid" svg:stroke-width="0.01389in" svg:stroke-color="#000000" svg:strok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paragraph" style:name="a10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solid" svg:stroke-width="0.01389in" svg:stroke-color="#000000" svg:stroke-opacity="100%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draw:fill="none" draw:stroke="non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 style:parent-style-name="Graphics">
      <style:graphic-properties draw:fill="none" fo:clip="rect(0in, 0in, 0in, 0in)" draw:stroke="none" draw:luminance="0%" draw:contrast="0%" draw:image-opacity="100%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389in" svg:stroke-color="#000000" svg:stroke-opacity="100%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draw:fill="none" draw:stroke="non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custom-shape svg:x="0in" svg:y="5.64882in" svg:width="11.02362in" svg:height="0.42717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" presentation:style-name="a6" draw:name="Titelplatzhalter 2" svg:x="0.55118in" svg:y="0.24724in" svg:width="9.92087in" svg:height="1.03504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22" draw:name="Textplatzhalter 3" svg:x="0.55118in" svg:y="1.45079in" svg:width="9.92087in" svg:height="3.5960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umsplatzhalter 4" svg:x="0.55118in" svg:y="5.64882in" svg:width="2.56811in" svg:height="0.42717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8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draw:frame draw:id="id5" draw:style-name="a29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104">
        <draw:frame draw:id="id6" presentation:style-name="a32" draw:name="Kopfzeilenplatzhalter 1" svg:x="0in" svg:y="0in" svg:width="3.58333in" svg:height="0.5868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6" draw:name="Datumsplatzhalter 2" svg:x="4.68229in" svg:y="0in" svg:width="3.58333in" svg:height="0.5868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7" draw:name="Folienbildplatzhalter 3">
          <svg:title/>
          <svg:desc/>
        </draw:page-thumbnail>
        <draw:frame draw:id="id9" presentation:style-name="a52" draw:name="Notizenplatzhalter 4" svg:x="0.82639in" svg:y="5.62674in" svg:width="6.61458in" svg:height="4.60417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53" draw:name="Folienbildplatzhalter 7">
          <svg:title/>
          <svg:desc/>
        </draw:page-thumbnail>
        <draw:frame draw:id="id11" presentation:style-name="a56" draw:name="Notizenplatzhalter 8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2" presentation:style-name="a59" draw:name="Kopfzeilenplatzhalter 9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3" presentation:style-name="a62" draw:name="Datumsplatzhalter 10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4" presentation:style-name="a65" draw:name="Fußzeilenplatzhalter 11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5" presentation:style-name="a68" draw:name="Foliennummernplatzhalter 12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  <draw:frame draw:id="id16" presentation:style-name="a71" draw:name="Fußzeilenplatzhalter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7" presentation:style-name="a74" draw:name="Foliennummernplatzhalter 6" svg:x="4.68229in" svg:y="11.1059in" svg:width="3.58333in" svg:height="0.58681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title/>
          <svg:desc/>
        </draw:frame>
        <draw:frame draw:id="id18" presentation:style-name="a77" draw:name="Kopfzeilenplatzhalter 1" svg:x="0in" svg:y="0in" svg:width="3.58333in" svg:height="0.58681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9" presentation:style-name="a81" draw:name="Datumsplatzhalter 2" svg:x="4.68229in" svg:y="0in" svg:width="3.58333in" svg:height="0.58681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82" draw:name="Folienbildplatzhalter 3">
          <svg:title/>
          <svg:desc/>
        </draw:page-thumbnail>
        <draw:frame draw:id="id21" presentation:style-name="a97" draw:name="Notizenplatzhalter 4" svg:x="0.82639in" svg:y="5.62674in" svg:width="6.61458in" svg:height="4.60417in" presentation:class="notes" presentation:placeholder="false">
          <draw:text-box>
            <text:p text:style-name="a84" text:class-names="" text:cond-style-name=""><text:span text:style-name="a83" text:class-names="">Mastertextformat bearbeiten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Zweite Ebene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0" draw:name="Fußzeilenplatzhalter 5" svg:x="0in" svg:y="11.1059in" svg:width="3.58333in" svg:height="0.58681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23" presentation:style-name="a103" draw:name="Foliennummernplatzhalter 6" svg:x="4.68229in" svg:y="11.1059in" svg:width="3.58333in" svg:height="0.58681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105">
      <draw:custom-shape svg:x="0in" svg:y="5.64882in" svg:width="11.02362in" svg:height="0.42717in" draw:id="id24" draw:layer="Master1-bg" draw:style-name="a108" draw:name="Freihandform: Form 5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draw:layer="Master1-bg" draw:style-name="a109" draw:name="Grafik 6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26" presentation:style-name="a112" draw:name="Titel 1" svg:x="1.37847in" svg:y="1.01563in" svg:width="8.26736in" svg:height="2.15799in" presentation:class="title" presentation:placeholder="false">
        <draw:text-box>
          <text:p text:style-name="a111" text:class-names="" text:cond-style-name=""><text:span text:style-name="a110" text:class-names="">Mastertitelformat bearbeiten</text:span></text:p>
        </draw:text-box>
        <svg:title/>
        <svg:desc/>
      </draw:frame>
      <draw:frame draw:id="id27" presentation:style-name="a115" draw:name="Untertitel 2" svg:x="1.37847in" svg:y="3.25694in" svg:width="8.26736in" svg:height="1.49826in" presentation:class="subtitle" presentation:placeholder="false">
        <draw:text-box>
          <text:p text:style-name="a114" text:class-names="" text:cond-style-name=""><text:span text:style-name="a113" text:class-names="">Master-Untertitelformat bearbeiten</text:span></text:p>
        </draw:text-box>
        <svg:title/>
        <svg:desc/>
      </draw:frame>
      <draw:frame draw:id="id28" presentation:style-name="a118" draw:name="Datumsplatzhalter 3" svg:x="0.55118in" svg:y="5.64882in" svg:width="2.56811in" svg:height="0.42717in" presentation:class="date-tim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9" presentation:style-name="a121" draw:name="Foliennummernplatzhalter 4" svg:x="8in" svg:y="5.64882in" svg:width="2.56811in" svg:height="0.42717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6" presentation:style-name="a124" draw:name="Kopfzeilenplatzhalter 1" svg:x="0in" svg:y="0in" svg:width="3.58333in" svg:height="0.58681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8" draw:name="Datumsplatzhalter 2" svg:x="4.68229in" svg:y="0in" svg:width="3.58333in" svg:height="0.58681in" presentation:class="date-time" presentation:placeholder="false">
          <draw:text-box>
            <text:p text:style-name="a127" text:class-names="" text:cond-style-name=""><text:span text:style-name="a125" text:class-names=""><text:date text:fixed="false" style:data-style-name="a126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29" draw:name="Folienbildplatzhalter 3">
          <svg:title/>
          <svg:desc/>
        </draw:page-thumbnail>
        <draw:frame draw:id="id9" presentation:style-name="a144" draw:name="Notizenplatzhalter 4" svg:x="0.82639in" svg:y="5.62674in" svg:width="6.61458in" svg:height="4.60417in" presentation:class="notes" presentation:placeholder="false">
          <draw:text-box>
            <text:p text:style-name="a131" text:class-names="" text:cond-style-name=""><text:span text:style-name="a130" text:class-names="">Mastertextformat bearbeiten</text:span></text:p>
            <text:list text:style-name="a134">
              <text:list-item>
                <text:list text:style-name="a134">
                  <text:list-item>
                    <text:p text:style-name="a133" text:class-names="" text:cond-style-name=""><text:span text:style-name="a132" text:class-names="">Zweite Ebene</text:span></text:p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p text:style-name="a136" text:class-names="" text:cond-style-name=""><text:span text:style-name="a1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p text:style-name="a139" text:class-names="" text:cond-style-name=""><text:span text:style-name="a1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145" draw:name="Folienbildplatzhalter 7">
          <svg:title/>
          <svg:desc/>
        </draw:page-thumbnail>
        <draw:frame draw:id="id11" presentation:style-name="a148" draw:name="Notizenplatzhalter 8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2" presentation:style-name="a151" draw:name="Kopfzeilenplatzhalter 9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3" presentation:style-name="a154" draw:name="Datumsplatzhalter 10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4" presentation:style-name="a157" draw:name="Fußzeilenplatzhalter 11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5" presentation:style-name="a160" draw:name="Foliennummernplatzhalter 12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  <draw:frame draw:id="id16" presentation:style-name="a163" draw:name="Fußzeilenplatzhalter 5" svg:x="0in" svg:y="11.1059in" svg:width="3.58333in" svg:height="0.58681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7" presentation:style-name="a166" draw:name="Foliennummernplatzhalter 6" svg:x="4.68229in" svg:y="11.1059in" svg:width="3.58333in" svg:height="0.58681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  <draw:frame draw:id="id18" presentation:style-name="a169" draw:name="Kopfzeilenplatzhalter 1" svg:x="0in" svg:y="0in" svg:width="3.58333in" svg:height="0.58681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9" presentation:style-name="a173" draw:name="Datumsplatzhalter 2" svg:x="4.68229in" svg:y="0in" svg:width="3.58333in" svg:height="0.58681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174" draw:name="Folienbildplatzhalter 3">
          <svg:title/>
          <svg:desc/>
        </draw:page-thumbnail>
        <draw:frame draw:id="id21" presentation:style-name="a189" draw:name="Notizenplatzhalter 4" svg:x="0.82639in" svg:y="5.62674in" svg:width="6.61458in" svg:height="4.60417in" presentation:class="notes" presentation:placeholder="false">
          <draw:text-box>
            <text:p text:style-name="a176" text:class-names="" text:cond-style-name=""><text:span text:style-name="a175" text:class-names="">Mastertextformat bearbeiten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Zweite Ebene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92" draw:name="Fußzeilenplatzhalter 5" svg:x="0in" svg:y="11.1059in" svg:width="3.58333in" svg:height="0.58681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23" presentation:style-name="a195" draw:name="Foliennummernplatzhalter 6" svg:x="4.68229in" svg:y="11.1059in" svg:width="3.58333in" svg:height="0.58681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97">
      <draw:custom-shape svg:x="0in" svg:y="5.64882in" svg:width="11.02362in" svg:height="0.42717in" draw:id="id30" draw:layer="Master1-bg" draw:style-name="a200" draw:name="Freihandform: Form 5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draw:layer="Master1-bg" draw:style-name="a201" draw:name="Grafik 6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32" presentation:style-name="a204" draw:name="Titel 1" svg:x="0.55118in" svg:y="0.24724in" svg:width="9.92087in" svg:height="1.03504in" presentation:class="title" presentation:placeholder="false">
        <draw:text-box>
          <text:p text:style-name="a203" text:class-names="" text:cond-style-name=""><text:span text:style-name="a202" text:class-names="">Mastertitelformat bearbeiten</text:span></text:p>
        </draw:text-box>
        <svg:title/>
        <svg:desc/>
      </draw:frame>
      <draw:frame draw:id="id33" presentation:style-name="a219" draw:name="Inhaltsplatzhalter 2" svg:x="0.55118in" svg:y="1.45079in" svg:width="9.92087in" svg:height="3.59606in" presentation:class="object" presentation:placeholder="false">
        <draw:text-box>
          <text:p text:style-name="a206" text:class-names="" text:cond-style-name=""><text:span text:style-name="a205" text:class-names="">Mastertextformat bearbeiten</text:span></text:p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Zweite Ebene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2" draw:name="Datumsplatzhalter 3" svg:x="0.55118in" svg:y="5.64882in" svg:width="2.56811in" svg:height="0.42717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liennummernplatzhalter 4" svg:x="8in" svg:y="5.64882in" svg:width="2.56811in" svg:height="0.42717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6" presentation:style-name="a228" draw:name="Kopfzeilenplatzhalter 1" svg:x="0in" svg:y="0in" svg:width="3.58333in" svg:height="0.58681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2" draw:name="Datumsplatzhalter 2" svg:x="4.68229in" svg:y="0in" svg:width="3.58333in" svg:height="0.58681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233" draw:name="Folienbildplatzhalter 3">
          <svg:title/>
          <svg:desc/>
        </draw:page-thumbnail>
        <draw:frame draw:id="id9" presentation:style-name="a248" draw:name="Notizenplatzhalter 4" svg:x="0.82639in" svg:y="5.62674in" svg:width="6.61458in" svg:height="4.60417in" presentation:class="notes" presentation:placeholder="false">
          <draw:text-box>
            <text:p text:style-name="a235" text:class-names="" text:cond-style-name=""><text:span text:style-name="a234" text:class-names="">Mastertextformat bearbeiten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Zweite Ebene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249" draw:name="Folienbildplatzhalter 7">
          <svg:title/>
          <svg:desc/>
        </draw:page-thumbnail>
        <draw:frame draw:id="id11" presentation:style-name="a252" draw:name="Notizenplatzhalter 8" svg:x="0.82677in" svg:y="5.55394in" svg:width="6.61378in" svg:height="5.26142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2" presentation:style-name="a255" draw:name="Kopfzeilenplatzhalter 9" svg:x="0in" svg:y="0in" svg:width="3.5878in" svg:height="0.58425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Datumsplatzhalter 10" svg:x="4.67953in" svg:y="0in" svg:width="3.5878in" svg:height="0.58425in" presentation:class="date-time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4" presentation:style-name="a261" draw:name="Fußzeilenplatzhalter 11" svg:x="0in" svg:y="11.10827in" svg:width="3.5878in" svg:height="0.58425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5" presentation:style-name="a264" draw:name="Foliennummernplatzhalter 12" svg:x="4.67953in" svg:y="11.10827in" svg:width="3.5878in" svg:height="0.58425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  <draw:frame draw:id="id16" presentation:style-name="a267" draw:name="Fußzeilenplatzhalter 5" svg:x="0in" svg:y="11.1059in" svg:width="3.58333in" svg:height="0.5868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7" presentation:style-name="a270" draw:name="Foliennummernplatzhalter 6" svg:x="4.68229in" svg:y="11.1059in" svg:width="3.58333in" svg:height="0.5868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  <draw:frame draw:id="id18" presentation:style-name="a273" draw:name="Kopfzeilenplatzhalter 1" svg:x="0in" svg:y="0in" svg:width="3.58333in" svg:height="0.58681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9" presentation:style-name="a277" draw:name="Datumsplatzhalter 2" svg:x="4.68229in" svg:y="0in" svg:width="3.58333in" svg:height="0.58681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278" draw:name="Folienbildplatzhalter 3">
          <svg:title/>
          <svg:desc/>
        </draw:page-thumbnail>
        <draw:frame draw:id="id21" presentation:style-name="a293" draw:name="Notizenplatzhalter 4" svg:x="0.82639in" svg:y="5.62674in" svg:width="6.61458in" svg:height="4.60417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96" draw:name="Fußzeilenplatzhalter 5" svg:x="0in" svg:y="11.1059in" svg:width="3.58333in" svg:height="0.58681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23" presentation:style-name="a299" draw:name="Foliennummernplatzhalter 6" svg:x="4.68229in" svg:y="11.1059in" svg:width="3.58333in" svg:height="0.58681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301">
      <draw:custom-shape svg:x="0in" svg:y="5.64882in" svg:width="11.02362in" svg:height="0.42717in" draw:id="id36" draw:layer="Master1-bg" draw:style-name="a304" draw:name="Freihandform: Form 5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draw:layer="Master1-bg" draw:style-name="a305" draw:name="Grafik 6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38" presentation:style-name="a308" draw:name="Titel 1" svg:x="0.75174in" svg:y="1.54688in" svg:width="9.50868in" svg:height="2.57812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75174in" svg:y="4.14931in" svg:width="9.50868in" svg:height="1.357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15" draw:name="Datumsplatzhalter 3" svg:x="0.55118in" svg:y="5.64882in" svg:width="2.56811in" svg:height="0.42717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1" presentation:style-name="a318" draw:name="Foliennummernplatzhalter 4" svg:x="8in" svg:y="5.64882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6" presentation:style-name="a321" draw:name="Kopfzeilenplatzhalter 1" svg:x="0in" svg:y="0in" svg:width="3.58333in" svg:height="0.58681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5" draw:name="Datumsplatzhalter 2" svg:x="4.68229in" svg:y="0in" svg:width="3.58333in" svg:height="0.58681in" presentation:class="date-time" presentation:placeholder="false">
          <draw:text-box>
            <text:p text:style-name="a324" text:class-names="" text:cond-style-name=""><text:span text:style-name="a322" text:class-names=""><text:date text:fixed="false" style:data-style-name="a323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26" draw:name="Folienbildplatzhalter 3">
          <svg:title/>
          <svg:desc/>
        </draw:page-thumbnail>
        <draw:frame draw:id="id9" presentation:style-name="a341" draw:name="Notizenplatzhalter 4" svg:x="0.82639in" svg:y="5.62674in" svg:width="6.61458in" svg:height="4.60417in" presentation:class="notes" presentation:placeholder="false">
          <draw:text-box>
            <text:p text:style-name="a328" text:class-names="" text:cond-style-name=""><text:span text:style-name="a327" text:class-names="">Mastertextformat bearbeiten</text:span></text:p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>Zweite Ebene</text:span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p text:style-name="a333" text:class-names="" text:cond-style-name=""><text:span text:style-name="a3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p text:style-name="a336" text:class-names="" text:cond-style-name=""><text:span text:style-name="a3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list text:style-name="a340">
                              <text:list-item>
                                <text:p text:style-name="a339" text:class-names="" text:cond-style-name=""><text:span text:style-name="a33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342" draw:name="Folienbildplatzhalter 7">
          <svg:title/>
          <svg:desc/>
        </draw:page-thumbnail>
        <draw:frame draw:id="id11" presentation:style-name="a345" draw:name="Notizenplatzhalter 8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48" draw:name="Kopfzeilenplatzhalter 9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1" draw:name="Datumsplatzhalter 10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Fußzeilenplatzhalter 11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5" presentation:style-name="a357" draw:name="Foliennummernplatzhalter 12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  <draw:frame draw:id="id16" presentation:style-name="a360" draw:name="Fußzeilenplatzhalter 5" svg:x="0in" svg:y="11.1059in" svg:width="3.58333in" svg:height="0.58681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7" presentation:style-name="a363" draw:name="Foliennummernplatzhalter 6" svg:x="4.68229in" svg:y="11.1059in" svg:width="3.58333in" svg:height="0.58681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  <draw:frame draw:id="id18" presentation:style-name="a366" draw:name="Kopfzeilenplatzhalter 1" svg:x="0in" svg:y="0in" svg:width="3.58333in" svg:height="0.58681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9" presentation:style-name="a370" draw:name="Datumsplatzhalter 2" svg:x="4.68229in" svg:y="0in" svg:width="3.58333in" svg:height="0.58681in" presentation:class="date-time" presentation:placeholder="false">
          <draw:text-box>
            <text:p text:style-name="a369" text:class-names="" text:cond-style-name=""><text:span text:style-name="a367" text:class-names=""><text:date text:fixed="false" style:data-style-name="a368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371" draw:name="Folienbildplatzhalter 3">
          <svg:title/>
          <svg:desc/>
        </draw:page-thumbnail>
        <draw:frame draw:id="id21" presentation:style-name="a386" draw:name="Notizenplatzhalter 4" svg:x="0.82639in" svg:y="5.62674in" svg:width="6.61458in" svg:height="4.60417in" presentation:class="notes" presentation:placeholder="false">
          <draw:text-box>
            <text:p text:style-name="a373" text:class-names="" text:cond-style-name=""><text:span text:style-name="a372" text:class-names="">Mastertextformat bearbeiten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Zweite Ebene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389" draw:name="Fußzeilenplatzhalter 5" svg:x="0in" svg:y="11.1059in" svg:width="3.58333in" svg:height="0.58681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23" presentation:style-name="a392" draw:name="Foliennummernplatzhalter 6" svg:x="4.68229in" svg:y="11.1059in" svg:width="3.58333in" svg:height="0.58681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94">
      <draw:custom-shape svg:x="0in" svg:y="5.64882in" svg:width="11.02362in" svg:height="0.42717in" draw:id="id42" draw:layer="Master1-bg" draw:style-name="a397" draw:name="Freihandform: Form 6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3" draw:layer="Master1-bg" draw:style-name="a398" draw:name="Grafik 7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44" presentation:style-name="a401" draw:name="Titel 1" svg:x="0.55118in" svg:y="0.24724in" svg:width="9.92087in" svg:height="1.03504in" presentation:class="title" presentation:placeholder="false">
        <draw:text-box>
          <text:p text:style-name="a400" text:class-names="" text:cond-style-name=""><text:span text:style-name="a399" text:class-names="">Mastertitelformat bearbeiten</text:span></text:p>
        </draw:text-box>
        <svg:title/>
        <svg:desc/>
      </draw:frame>
      <draw:frame draw:id="id45" presentation:style-name="a416" draw:name="Inhaltsplatzhalter 2" svg:x="0.55035in" svg:y="1.45139in" svg:width="4.87674in" svg:height="3.59549in" presentation:class="object" presentation:placeholder="false">
        <draw:text-box>
          <text:p text:style-name="a403" text:class-names="" text:cond-style-name=""><text:span text:style-name="a402" text:class-names="">Mastertextformat bearbeiten</text:span></text:p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Zweite Ebene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31" draw:name="Inhaltsplatzhalter 3" svg:x="5.59375in" svg:y="1.45139in" svg:width="4.87847in" svg:height="3.59549in" presentation:class="object" presentation:placeholder="false">
        <draw:text-box>
          <text:p text:style-name="a418" text:class-names="" text:cond-style-name=""><text:span text:style-name="a417" text:class-names="">Mastertextformat bearbeiten</text:span></text:p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Zweite Ebene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34" draw:name="Datumsplatzhalter 4" svg:x="0.55118in" svg:y="5.64882in" svg:width="2.56811in" svg:height="0.4271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8" presentation:style-name="a437" draw:name="Foliennummernplatzhalter 5" svg:x="8in" svg:y="5.64882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512">
        <draw:frame draw:id="id6" presentation:style-name="a440" draw:name="Kopfzeilenplatzhalter 1" svg:x="0in" svg:y="0in" svg:width="3.58333in" svg:height="0.58681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4" draw:name="Datumsplatzhalter 2" svg:x="4.68229in" svg:y="0in" svg:width="3.58333in" svg:height="0.58681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445" draw:name="Folienbildplatzhalter 3">
          <svg:title/>
          <svg:desc/>
        </draw:page-thumbnail>
        <draw:frame draw:id="id9" presentation:style-name="a460" draw:name="Notizenplatzhalter 4" svg:x="0.82639in" svg:y="5.62674in" svg:width="6.61458in" svg:height="4.60417in" presentation:class="notes" presentation:placeholder="false">
          <draw:text-box>
            <text:p text:style-name="a447" text:class-names="" text:cond-style-name=""><text:span text:style-name="a446" text:class-names="">Mastertext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461" draw:name="Folienbildplatzhalter 7">
          <svg:title/>
          <svg:desc/>
        </draw:page-thumbnail>
        <draw:frame draw:id="id11" presentation:style-name="a464" draw:name="Notizenplatzhalter 8" svg:x="0.82677in" svg:y="5.55394in" svg:width="6.61378in" svg:height="5.26142in" presentation:class="notes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2" presentation:style-name="a467" draw:name="Kopfzeilenplatzhalter 9" svg:x="0in" svg:y="0in" svg:width="3.5878in" svg:height="0.58425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3" presentation:style-name="a470" draw:name="Datumsplatzhalter 10" svg:x="4.67953in" svg:y="0in" svg:width="3.5878in" svg:height="0.58425in" presentation:class="date-time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4" presentation:style-name="a473" draw:name="Fußzeilenplatzhalter 11" svg:x="0in" svg:y="11.10827in" svg:width="3.5878in" svg:height="0.58425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5" presentation:style-name="a476" draw:name="Foliennummernplatzhalter 12" svg:x="4.67953in" svg:y="11.10827in" svg:width="3.5878in" svg:height="0.58425in" presentation:class="page-number" presentation:placeholder="false">
          <draw:text-box>
            <text:p text:style-name="a475" text:class-names="" text:cond-style-name=""><text:span text:style-name="a474" text:class-names=""><text:page-number style:num-format="1" text:fixed="false"/></text:span></text:p>
          </draw:text-box>
          <svg:title/>
          <svg:desc/>
        </draw:frame>
        <draw:frame draw:id="id16" presentation:style-name="a479" draw:name="Fußzeilenplatzhalter 5" svg:x="0in" svg:y="11.1059in" svg:width="3.58333in" svg:height="0.58681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7" presentation:style-name="a482" draw:name="Foliennummernplatzhalter 6" svg:x="4.68229in" svg:y="11.1059in" svg:width="3.58333in" svg:height="0.58681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  <draw:frame draw:id="id18" presentation:style-name="a485" draw:name="Kopfzeilenplatzhalter 1" svg:x="0in" svg:y="0in" svg:width="3.58333in" svg:height="0.58681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9" presentation:style-name="a489" draw:name="Datumsplatzhalter 2" svg:x="4.68229in" svg:y="0in" svg:width="3.58333in" svg:height="0.58681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490" draw:name="Folienbildplatzhalter 3">
          <svg:title/>
          <svg:desc/>
        </draw:page-thumbnail>
        <draw:frame draw:id="id21" presentation:style-name="a505" draw:name="Notizenplatzhalter 4" svg:x="0.82639in" svg:y="5.62674in" svg:width="6.61458in" svg:height="4.60417in" presentation:class="notes" presentation:placeholder="false">
          <draw:text-box>
            <text:p text:style-name="a492" text:class-names="" text:cond-style-name=""><text:span text:style-name="a491" text:class-names="">Mastertextformat bearbeiten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Zweite Ebene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508" draw:name="Fußzeilenplatzhalter 5" svg:x="0in" svg:y="11.1059in" svg:width="3.58333in" svg:height="0.58681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23" presentation:style-name="a511" draw:name="Foliennummernplatzhalter 6" svg:x="4.68229in" svg:y="11.1059in" svg:width="3.58333in" svg:height="0.58681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513">
      <draw:custom-shape svg:x="0in" svg:y="5.64882in" svg:width="11.02362in" svg:height="0.42717in" draw:id="id49" draw:layer="Master1-bg" draw:style-name="a516" draw:name="Freihandform: Form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0" draw:layer="Master1-bg" draw:style-name="a517" draw:name="Grafik 9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51" presentation:style-name="a520" draw:name="Titel 1" svg:x="0.75868in" svg:y="0.32986in" svg:width="9.50868in" svg:height="1.19965in" presentation:class="title" presentation:placeholder="false">
        <draw:text-box>
          <text:p text:style-name="a519" text:class-names="" text:cond-style-name=""><text:span text:style-name="a518" text:class-names="">Mastertitelformat bearbeiten</text:span></text:p>
        </draw:text-box>
        <svg:title/>
        <svg:desc/>
      </draw:frame>
      <draw:frame draw:id="id52" presentation:style-name="a524" draw:name="Textplatzhalter 2" svg:x="0.75868in" svg:y="1.52083in" svg:width="4.66493in" svg:height="0.7447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astertextformat bearbeiten</text:span></text:p>
            </text:list-item>
          </text:list>
        </draw:text-box>
        <svg:title/>
        <svg:desc/>
      </draw:frame>
      <draw:frame draw:id="id53" presentation:style-name="a539" draw:name="Inhaltsplatzhalter 3" svg:x="0.75868in" svg:y="2.26563in" svg:width="4.66493in" svg:height="3.3316in" presentation:class="object" presentation:placeholder="false">
        <draw:text-box>
          <text:p text:style-name="a526" text:class-names="" text:cond-style-name=""><text:span text:style-name="a525" text:class-names="">Mastertextformat bearbeiten</text:span></text:p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Zweite Ebene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43" draw:name="Textplatzhalter 4" svg:x="5.5816in" svg:y="1.52083in" svg:width="4.68576in" svg:height="0.74479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Mastertextformat bearbeiten</text:span></text:p>
            </text:list-item>
          </text:list>
        </draw:text-box>
        <svg:title/>
        <svg:desc/>
      </draw:frame>
      <draw:frame draw:id="id55" presentation:style-name="a558" draw:name="Inhaltsplatzhalter 5" svg:x="5.5816in" svg:y="2.26563in" svg:width="4.68576in" svg:height="3.3316in" presentation:class="object" presentation:placeholder="false">
        <draw:text-box>
          <text:p text:style-name="a545" text:class-names="" text:cond-style-name=""><text:span text:style-name="a544" text:class-names="">Mastertextformat bearbeiten</text:span></text:p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Zweite Ebene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61" draw:name="Datumsplatzhalter 6" svg:x="0.55118in" svg:y="5.64882in" svg:width="2.56811in" svg:height="0.42717in" presentation:class="date-tim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57" presentation:style-name="a564" draw:name="Foliennummernplatzhalter 7" svg:x="8in" svg:y="5.64882in" svg:width="2.56811in" svg:height="0.42717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639">
        <draw:frame draw:id="id6" presentation:style-name="a567" draw:name="Kopfzeilenplatzhalter 1" svg:x="0in" svg:y="0in" svg:width="3.58333in" svg:height="0.58681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7" presentation:style-name="a571" draw:name="Datumsplatzhalter 2" svg:x="4.68229in" svg:y="0in" svg:width="3.58333in" svg:height="0.58681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572" draw:name="Folienbildplatzhalter 3">
          <svg:title/>
          <svg:desc/>
        </draw:page-thumbnail>
        <draw:frame draw:id="id9" presentation:style-name="a587" draw:name="Notizenplatzhalter 4" svg:x="0.82639in" svg:y="5.62674in" svg:width="6.61458in" svg:height="4.60417in" presentation:class="notes" presentation:placeholder="false">
          <draw:text-box>
            <text:p text:style-name="a574" text:class-names="" text:cond-style-name=""><text:span text:style-name="a573" text:class-names="">Mastertextformat bearbeiten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Zweite Ebene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588" draw:name="Folienbildplatzhalter 7">
          <svg:title/>
          <svg:desc/>
        </draw:page-thumbnail>
        <draw:frame draw:id="id11" presentation:style-name="a591" draw:name="Notizenplatzhalter 8" svg:x="0.82677in" svg:y="5.55394in" svg:width="6.61378in" svg:height="5.2614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2" presentation:style-name="a594" draw:name="Kopfzeilenplatzhalter 9" svg:x="0in" svg:y="0in" svg:width="3.5878in" svg:height="0.5842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3" presentation:style-name="a597" draw:name="Datumsplatzhalter 10" svg:x="4.67953in" svg:y="0in" svg:width="3.5878in" svg:height="0.58425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4" presentation:style-name="a600" draw:name="Fußzeilenplatzhalter 11" svg:x="0in" svg:y="11.10827in" svg:width="3.5878in" svg:height="0.58425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5" presentation:style-name="a603" draw:name="Foliennummernplatzhalter 12" svg:x="4.67953in" svg:y="11.10827in" svg:width="3.5878in" svg:height="0.58425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  <draw:frame draw:id="id16" presentation:style-name="a606" draw:name="Fußzeilenplatzhalter 5" svg:x="0in" svg:y="11.1059in" svg:width="3.58333in" svg:height="0.58681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7" presentation:style-name="a609" draw:name="Foliennummernplatzhalter 6" svg:x="4.68229in" svg:y="11.1059in" svg:width="3.58333in" svg:height="0.58681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  <draw:frame draw:id="id18" presentation:style-name="a612" draw:name="Kopfzeilenplatzhalter 1" svg:x="0in" svg:y="0in" svg:width="3.58333in" svg:height="0.58681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9" presentation:style-name="a616" draw:name="Datumsplatzhalter 2" svg:x="4.68229in" svg:y="0in" svg:width="3.58333in" svg:height="0.58681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617" draw:name="Folienbildplatzhalter 3">
          <svg:title/>
          <svg:desc/>
        </draw:page-thumbnail>
        <draw:frame draw:id="id21" presentation:style-name="a632" draw:name="Notizenplatzhalter 4" svg:x="0.82639in" svg:y="5.62674in" svg:width="6.61458in" svg:height="4.60417in" presentation:class="notes" presentation:placeholder="false">
          <draw:text-box>
            <text:p text:style-name="a619" text:class-names="" text:cond-style-name=""><text:span text:style-name="a618" text:class-names="">Mastertext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35" draw:name="Fußzeilenplatzhalter 5" svg:x="0in" svg:y="11.1059in" svg:width="3.58333in" svg:height="0.58681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23" presentation:style-name="a638" draw:name="Foliennummernplatzhalter 6" svg:x="4.68229in" svg:y="11.1059in" svg:width="3.58333in" svg:height="0.58681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640">
      <draw:custom-shape svg:x="0in" svg:y="5.64882in" svg:width="11.02362in" svg:height="0.42717in" draw:id="id58" draw:layer="Master1-bg" draw:style-name="a643" draw:name="Freihandform: Form 4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9" draw:layer="Master1-bg" draw:style-name="a644" draw:name="Grafik 5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60" presentation:style-name="a647" draw:name="Titel 1" svg:x="0.55118in" svg:y="0.24724in" svg:width="9.92087in" svg:height="1.03504in" presentation:class="title" presentation:placeholder="false">
        <draw:text-box>
          <text:p text:style-name="a646" text:class-names="" text:cond-style-name=""><text:span text:style-name="a645" text:class-names="">Mastertitelformat bearbeiten</text:span></text:p>
        </draw:text-box>
        <svg:title/>
        <svg:desc/>
      </draw:frame>
      <draw:frame draw:id="id61" presentation:style-name="a650" draw:name="Datumsplatzhalter 2" svg:x="0.55118in" svg:y="5.64882in" svg:width="2.56811in" svg:height="0.4271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2" presentation:style-name="a653" draw:name="Foliennummernplatzhalter 3" svg:x="8in" svg:y="5.64882in" svg:width="2.56811in" svg:height="0.42717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6" presentation:style-name="a656" draw:name="Kopfzeilenplatzhalter 1" svg:x="0in" svg:y="0in" svg:width="3.58333in" svg:height="0.58681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7" presentation:style-name="a660" draw:name="Datumsplatzhalter 2" svg:x="4.68229in" svg:y="0in" svg:width="3.58333in" svg:height="0.58681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661" draw:name="Folienbildplatzhalter 3">
          <svg:title/>
          <svg:desc/>
        </draw:page-thumbnail>
        <draw:frame draw:id="id9" presentation:style-name="a676" draw:name="Notizenplatzhalter 4" svg:x="0.82639in" svg:y="5.62674in" svg:width="6.61458in" svg:height="4.60417in" presentation:class="notes" presentation:placeholder="false">
          <draw:text-box>
            <text:p text:style-name="a663" text:class-names="" text:cond-style-name=""><text:span text:style-name="a662" text:class-names="">Mastertextformat bearbeiten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Zweite Ebene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677" draw:name="Folienbildplatzhalter 7">
          <svg:title/>
          <svg:desc/>
        </draw:page-thumbnail>
        <draw:frame draw:id="id11" presentation:style-name="a680" draw:name="Notizenplatzhalter 8" svg:x="0.82677in" svg:y="5.55394in" svg:width="6.61378in" svg:height="5.26142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2" presentation:style-name="a683" draw:name="Kopfzeilenplatzhalter 9" svg:x="0in" svg:y="0in" svg:width="3.5878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3" presentation:style-name="a686" draw:name="Datumsplatzhalter 10" svg:x="4.67953in" svg:y="0in" svg:width="3.5878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4" presentation:style-name="a689" draw:name="Fußzeilenplatzhalter 11" svg:x="0in" svg:y="11.10827in" svg:width="3.5878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5" presentation:style-name="a692" draw:name="Foliennummernplatzhalter 12" svg:x="4.67953in" svg:y="11.10827in" svg:width="3.5878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  <draw:frame draw:id="id16" presentation:style-name="a695" draw:name="Fußzeilenplatzhalter 5" svg:x="0in" svg:y="11.1059in" svg:width="3.58333in" svg:height="0.58681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7" presentation:style-name="a698" draw:name="Foliennummernplatzhalter 6" svg:x="4.68229in" svg:y="11.1059in" svg:width="3.58333in" svg:height="0.58681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  <draw:frame draw:id="id18" presentation:style-name="a701" draw:name="Kopfzeilenplatzhalter 1" svg:x="0in" svg:y="0in" svg:width="3.58333in" svg:height="0.58681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9" presentation:style-name="a705" draw:name="Datumsplatzhalter 2" svg:x="4.68229in" svg:y="0in" svg:width="3.58333in" svg:height="0.58681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706" draw:name="Folienbildplatzhalter 3">
          <svg:title/>
          <svg:desc/>
        </draw:page-thumbnail>
        <draw:frame draw:id="id21" presentation:style-name="a721" draw:name="Notizenplatzhalter 4" svg:x="0.82639in" svg:y="5.62674in" svg:width="6.61458in" svg:height="4.60417in" presentation:class="notes" presentation:placeholder="false">
          <draw:text-box>
            <text:p text:style-name="a708" text:class-names="" text:cond-style-name=""><text:span text:style-name="a707" text:class-names="">Mastertextformat bearbeit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Zweite Ebene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24" draw:name="Fußzeilenplatzhalter 5" svg:x="0in" svg:y="11.1059in" svg:width="3.58333in" svg:height="0.58681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23" presentation:style-name="a727" draw:name="Foliennummernplatzhalter 6" svg:x="4.68229in" svg:y="11.1059in" svg:width="3.58333in" svg:height="0.58681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729">
      <draw:custom-shape svg:x="0in" svg:y="5.64882in" svg:width="11.02362in" svg:height="0.42717in" draw:id="id63" draw:layer="Master1-bg" draw:style-name="a732" draw:name="Freihandform: Form 3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4" draw:layer="Master1-bg" draw:style-name="a733" draw:name="Grafik 4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65" presentation:style-name="a736" draw:name="Datumsplatzhalter 1" svg:x="0.55118in" svg:y="5.64882in" svg:width="2.56811in" svg:height="0.42717in" presentation:class="date-time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66" presentation:style-name="a739" draw:name="Foliennummernplatzhalter 2" svg:x="8in" svg:y="5.64882in" svg:width="2.56811in" svg:height="0.42717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6" presentation:style-name="a742" draw:name="Kopfzeilenplatzhalter 1" svg:x="0in" svg:y="0in" svg:width="3.58333in" svg:height="0.58681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umsplatzhalter 2" svg:x="4.68229in" svg:y="0in" svg:width="3.58333in" svg:height="0.58681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747" draw:name="Folienbildplatzhalter 3">
          <svg:title/>
          <svg:desc/>
        </draw:page-thumbnail>
        <draw:frame draw:id="id9" presentation:style-name="a762" draw:name="Notizenplatzhalter 4" svg:x="0.82639in" svg:y="5.62674in" svg:width="6.61458in" svg:height="4.60417in" presentation:class="notes" presentation:placeholder="false">
          <draw:text-box>
            <text:p text:style-name="a749" text:class-names="" text:cond-style-name=""><text:span text:style-name="a748" text:class-names="">Mastertextformat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763" draw:name="Folienbildplatzhalter 7">
          <svg:title/>
          <svg:desc/>
        </draw:page-thumbnail>
        <draw:frame draw:id="id11" presentation:style-name="a766" draw:name="Notizenplatzhalter 8" svg:x="0.82677in" svg:y="5.55394in" svg:width="6.61378in" svg:height="5.26142in" presentation:class="notes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Kopfzeilenplatzhalter 9" svg:x="0in" svg:y="0in" svg:width="3.5878in" svg:height="0.58425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3" presentation:style-name="a772" draw:name="Datumsplatzhalter 10" svg:x="4.67953in" svg:y="0in" svg:width="3.5878in" svg:height="0.58425in" presentation:class="date-time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4" presentation:style-name="a775" draw:name="Fußzeilenplatzhalter 11" svg:x="0in" svg:y="11.10827in" svg:width="3.5878in" svg:height="0.58425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5" presentation:style-name="a778" draw:name="Foliennummernplatzhalter 12" svg:x="4.67953in" svg:y="11.10827in" svg:width="3.5878in" svg:height="0.58425in" presentation:class="page-number" presentation:placeholder="false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  <draw:frame draw:id="id16" presentation:style-name="a781" draw:name="Fußzeilenplatzhalter 5" svg:x="0in" svg:y="11.1059in" svg:width="3.58333in" svg:height="0.58681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7" presentation:style-name="a784" draw:name="Foliennummernplatzhalter 6" svg:x="4.68229in" svg:y="11.1059in" svg:width="3.58333in" svg:height="0.58681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  <draw:frame draw:id="id18" presentation:style-name="a787" draw:name="Kopfzeilenplatzhalter 1" svg:x="0in" svg:y="0in" svg:width="3.58333in" svg:height="0.58681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9" presentation:style-name="a791" draw:name="Datumsplatzhalter 2" svg:x="4.68229in" svg:y="0in" svg:width="3.58333in" svg:height="0.58681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792" draw:name="Folienbildplatzhalter 3">
          <svg:title/>
          <svg:desc/>
        </draw:page-thumbnail>
        <draw:frame draw:id="id21" presentation:style-name="a807" draw:name="Notizenplatzhalter 4" svg:x="0.82639in" svg:y="5.62674in" svg:width="6.61458in" svg:height="4.60417in" presentation:class="notes" presentation:placeholder="false">
          <draw:text-box>
            <text:p text:style-name="a794" text:class-names="" text:cond-style-name=""><text:span text:style-name="a793" text:class-names="">Mastertextformat bearbeiten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Zweite Ebene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10" draw:name="Fußzeilenplatzhalter 5" svg:x="0in" svg:y="11.1059in" svg:width="3.58333in" svg:height="0.58681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23" presentation:style-name="a813" draw:name="Foliennummernplatzhalter 6" svg:x="4.68229in" svg:y="11.1059in" svg:width="3.58333in" svg:height="0.58681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815">
      <draw:custom-shape svg:x="0in" svg:y="5.64882in" svg:width="11.02362in" svg:height="0.42717in" draw:id="id67" draw:layer="Master1-bg" draw:style-name="a818" draw:name="Freihandform: Form 6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draw:layer="Master1-bg" draw:style-name="a819" draw:name="Grafik 7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69" presentation:style-name="a822" draw:name="Titel 1" svg:x="0.75868in" svg:y="0.41319in" svg:width="3.55556in" svg:height="1.44792in" presentation:class="title" presentation:placeholder="false">
        <draw:text-box>
          <text:p text:style-name="a821" text:class-names="" text:cond-style-name=""><text:span text:style-name="a820" text:class-names="">Mastertitelformat bearbeiten</text:span></text:p>
        </draw:text-box>
        <svg:title/>
        <svg:desc/>
      </draw:frame>
      <draw:frame draw:id="id70" presentation:style-name="a837" draw:name="Inhaltsplatzhalter 2" svg:x="4.6875in" svg:y="0.89236in" svg:width="5.57986in" svg:height="4.40799in" presentation:class="object" presentation:placeholder="false">
        <draw:text-box>
          <text:p text:style-name="a824" text:class-names="" text:cond-style-name=""><text:span text:style-name="a823" text:class-names="">Mastertextformat bearbeiten</text:span></text:p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Zweite Ebene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841" draw:name="Textplatzhalter 3" svg:x="0.75868in" svg:y="1.86111in" svg:width="3.55556in" svg:height="3.44618in" presentation:class="outline" presentation:placeholder="false">
        <draw:text-box>
          <text:list text:style-name="a840">
            <text:list-item>
              <text:p text:style-name="a839" text:class-names="" text:cond-style-name=""><text:span text:style-name="a838" text:class-names="">Mastertextformat bearbeiten</text:span></text:p>
            </text:list-item>
          </text:list>
        </draw:text-box>
        <svg:title/>
        <svg:desc/>
      </draw:frame>
      <draw:frame draw:id="id72" presentation:style-name="a844" draw:name="Datumsplatzhalter 4" svg:x="0.55118in" svg:y="5.64882in" svg:width="2.56811in" svg:height="0.42717in" presentation:class="date-time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73" presentation:style-name="a847" draw:name="Foliennummernplatzhalter 5" svg:x="8in" svg:y="5.64882in" svg:width="2.56811in" svg:height="0.42717in" presentation:class="page-number" presentation:placeholder="false">
        <draw:text-box>
          <text:p text:style-name="a846" text:class-names="" text:cond-style-name=""><text:span text:style-name="a845" text:class-names=""><text:page-number style:num-format="1" text:fixed="false"/></text:span></text:p>
        </draw:text-box>
        <svg:title/>
        <svg:desc/>
      </draw:frame>
      <presentation:notes style:page-layout-name="pageLayout2" draw:style-name="a922">
        <draw:frame draw:id="id6" presentation:style-name="a850" draw:name="Kopfzeilenplatzhalter 1" svg:x="0in" svg:y="0in" svg:width="3.58333in" svg:height="0.5868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7" presentation:style-name="a854" draw:name="Datumsplatzhalter 2" svg:x="4.68229in" svg:y="0in" svg:width="3.58333in" svg:height="0.58681in" presentation:class="date-time" presentation:placeholder="false">
          <draw:text-box>
            <text:p text:style-name="a853" text:class-names="" text:cond-style-name=""><text:span text:style-name="a851" text:class-names=""><text:date text:fixed="false" style:data-style-name="a852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855" draw:name="Folienbildplatzhalter 3">
          <svg:title/>
          <svg:desc/>
        </draw:page-thumbnail>
        <draw:frame draw:id="id9" presentation:style-name="a870" draw:name="Notizenplatzhalter 4" svg:x="0.82639in" svg:y="5.62674in" svg:width="6.61458in" svg:height="4.60417in" presentation:class="notes" presentation:placeholder="false">
          <draw:text-box>
            <text:p text:style-name="a857" text:class-names="" text:cond-style-name=""><text:span text:style-name="a856" text:class-names="">Mastertextformat bearbeiten</text:span></text:p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Zweite Ebene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p text:style-name="a862" text:class-names="" text:cond-style-name=""><text:span text:style-name="a8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p text:style-name="a865" text:class-names="" text:cond-style-name=""><text:span text:style-name="a8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871" draw:name="Folienbildplatzhalter 7">
          <svg:title/>
          <svg:desc/>
        </draw:page-thumbnail>
        <draw:frame draw:id="id11" presentation:style-name="a874" draw:name="Notizenplatzhalter 8" svg:x="0.82677in" svg:y="5.55394in" svg:width="6.61378in" svg:height="5.26142in" presentation:class="notes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2" presentation:style-name="a877" draw:name="Kopfzeilenplatzhalter 9" svg:x="0in" svg:y="0in" svg:width="3.5878in" svg:height="0.58425in" presentation:class="head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3" presentation:style-name="a880" draw:name="Datumsplatzhalter 10" svg:x="4.67953in" svg:y="0in" svg:width="3.5878in" svg:height="0.58425in" presentation:class="date-time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4" presentation:style-name="a883" draw:name="Fußzeilenplatzhalter 11" svg:x="0in" svg:y="11.10827in" svg:width="3.5878in" svg:height="0.58425in" presentation:class="foot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5" presentation:style-name="a886" draw:name="Foliennummernplatzhalter 12" svg:x="4.67953in" svg:y="11.10827in" svg:width="3.5878in" svg:height="0.58425in" presentation:class="page-number" presentation:placeholder="false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  <draw:frame draw:id="id16" presentation:style-name="a889" draw:name="Fußzeilenplatzhalter 5" svg:x="0in" svg:y="11.1059in" svg:width="3.58333in" svg:height="0.58681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7" presentation:style-name="a892" draw:name="Foliennummernplatzhalter 6" svg:x="4.68229in" svg:y="11.1059in" svg:width="3.58333in" svg:height="0.58681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  <draw:frame draw:id="id18" presentation:style-name="a895" draw:name="Kopfzeilenplatzhalter 1" svg:x="0in" svg:y="0in" svg:width="3.58333in" svg:height="0.58681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9" presentation:style-name="a899" draw:name="Datumsplatzhalter 2" svg:x="4.68229in" svg:y="0in" svg:width="3.58333in" svg:height="0.58681in" presentation:class="date-time" presentation:placeholder="false">
          <draw:text-box>
            <text:p text:style-name="a898" text:class-names="" text:cond-style-name=""><text:span text:style-name="a896" text:class-names=""><text:date text:fixed="false" style:data-style-name="a897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900" draw:name="Folienbildplatzhalter 3">
          <svg:title/>
          <svg:desc/>
        </draw:page-thumbnail>
        <draw:frame draw:id="id21" presentation:style-name="a915" draw:name="Notizenplatzhalter 4" svg:x="0.82639in" svg:y="5.62674in" svg:width="6.61458in" svg:height="4.60417in" presentation:class="notes" presentation:placeholder="false">
          <draw:text-box>
            <text:p text:style-name="a902" text:class-names="" text:cond-style-name=""><text:span text:style-name="a901" text:class-names="">Mastertextformat bearbeiten</text:span></text:p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Zweite Ebene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p text:style-name="a910" text:class-names="" text:cond-style-name=""><text:span text:style-name="a9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list text:style-name="a914">
                              <text:list-item>
                                <text:p text:style-name="a913" text:class-names="" text:cond-style-name=""><text:span text:style-name="a91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18" draw:name="Fußzeilenplatzhalter 5" svg:x="0in" svg:y="11.1059in" svg:width="3.58333in" svg:height="0.58681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23" presentation:style-name="a921" draw:name="Foliennummernplatzhalter 6" svg:x="4.68229in" svg:y="11.1059in" svg:width="3.58333in" svg:height="0.58681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923">
      <draw:custom-shape svg:x="0in" svg:y="5.64882in" svg:width="11.02362in" svg:height="0.42717in" draw:id="id74" draw:layer="Master1-bg" draw:style-name="a926" draw:name="Freihandform: Form 6">
        <svg:title/>
        <svg:desc/>
        <text:p text:style-name="a925" text:class-names="" text:cond-style-name=""><text:span text:style-name="a9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5" draw:layer="Master1-bg" draw:style-name="a927" draw:name="Grafik 7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76" presentation:style-name="a930" draw:name="Titel 1" svg:x="0.75868in" svg:y="0.41319in" svg:width="3.55556in" svg:height="1.44792in" presentation:class="title" presentation:placeholder="false">
        <draw:text-box>
          <text:p text:style-name="a929" text:class-names="" text:cond-style-name=""><text:span text:style-name="a928" text:class-names="">Mastertitelformat bearbeiten</text:span></text:p>
        </draw:text-box>
        <svg:title/>
        <svg:desc/>
      </draw:frame>
      <draw:frame draw:id="id77" presentation:style-name="a933" draw:name="Bildplatzhalter 2" svg:x="4.6875in" svg:y="0.89236in" svg:width="5.57986in" svg:height="4.40799in" presentation:class="graphic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78" presentation:style-name="a937" draw:name="Textplatzhalter 3" svg:x="0.75868in" svg:y="1.86111in" svg:width="3.55556in" svg:height="3.44618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Mastertextformat bearbeiten</text:span></text:p>
            </text:list-item>
          </text:list>
        </draw:text-box>
        <svg:title/>
        <svg:desc/>
      </draw:frame>
      <draw:frame draw:id="id79" presentation:style-name="a940" draw:name="Datumsplatzhalter 4" svg:x="0.55118in" svg:y="5.64882in" svg:width="2.56811in" svg:height="0.42717in" presentation:class="date-tim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80" presentation:style-name="a943" draw:name="Foliennummernplatzhalter 5" svg:x="8in" svg:y="5.64882in" svg:width="2.56811in" svg:height="0.42717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frame draw:id="id6" presentation:style-name="a946" draw:name="Kopfzeilenplatzhalt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7" presentation:style-name="a950" draw:name="Datumsplatzhalt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951" draw:name="Folienbildplatzhalter 3">
          <svg:title/>
          <svg:desc/>
        </draw:page-thumbnail>
        <draw:frame draw:id="id9" presentation:style-name="a966" draw:name="Notizenplatzhalt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Mastertextformat bearbeiten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Zweite Ebene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967" draw:name="Folienbildplatzhalter 7">
          <svg:title/>
          <svg:desc/>
        </draw:page-thumbnail>
        <draw:frame draw:id="id11" presentation:style-name="a970" draw:name="Notizenplatzhalt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2" presentation:style-name="a973" draw:name="Kopfzeilenplatzhalt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3" presentation:style-name="a976" draw:name="Datumsplatzhalt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4" presentation:style-name="a979" draw:name="Fußzeilenplatzhalt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5" presentation:style-name="a982" draw:name="Foliennummernplatzhalt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6" presentation:style-name="a985" draw:name="Fußzeilenplatzhalt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" presentation:style-name="a988" draw:name="Foliennummernplatzhalt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  <draw:frame draw:id="id18" presentation:style-name="a991" draw:name="Kopfzeilenplatzhalter 1" svg:x="0in" svg:y="0in" svg:width="3.58333in" svg:height="0.58681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9" presentation:style-name="a995" draw:name="Datumsplatzhalter 2" svg:x="4.68229in" svg:y="0in" svg:width="3.58333in" svg:height="0.58681in" presentation:class="date-time" presentation:placeholder="false">
          <draw:text-box>
            <text:p text:style-name="a994" text:class-names="" text:cond-style-name=""><text:span text:style-name="a992" text:class-names=""><text:date text:fixed="false" style:data-style-name="a993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996" draw:name="Folienbildplatzhalter 3">
          <svg:title/>
          <svg:desc/>
        </draw:page-thumbnail>
        <draw:frame draw:id="id21" presentation:style-name="a1011" draw:name="Notizenplatzhalter 4" svg:x="0.82639in" svg:y="5.62674in" svg:width="6.61458in" svg:height="4.60417in" presentation:class="notes" presentation:placeholder="false">
          <draw:text-box>
            <text:p text:style-name="a998" text:class-names="" text:cond-style-name=""><text:span text:style-name="a997" text:class-names="">Mastertextformat bearbeiten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Zweite Ebene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14" draw:name="Fußzeilenplatzhalter 5" svg:x="0in" svg:y="11.1059in" svg:width="3.58333in" svg:height="0.58681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3" presentation:style-name="a1017" draw:name="Foliennummernplatzhalter 6" svg:x="4.68229in" svg:y="11.1059in" svg:width="3.58333in" svg:height="0.58681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1019">
      <draw:custom-shape svg:x="0in" svg:y="5.64882in" svg:width="11.02362in" svg:height="0.42717in" draw:id="id81" draw:layer="Master1-bg" draw:style-name="a1022" draw:name="Freihandform: Form 5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2" draw:layer="Master1-bg" draw:style-name="a1023" draw:name="Grafik 6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83" presentation:style-name="a1026" draw:name="Titel 1" svg:x="0.55118in" svg:y="0.24724in" svg:width="9.92087in" svg:height="1.03504in" presentation:class="title" presentation:placeholder="false">
        <draw:text-box>
          <text:p text:style-name="a1025" text:class-names="" text:cond-style-name=""><text:span text:style-name="a1024" text:class-names="">Mastertitelformat bearbeiten</text:span></text:p>
        </draw:text-box>
        <svg:title/>
        <svg:desc/>
      </draw:frame>
      <draw:frame draw:id="id84" presentation:style-name="a1042" draw:name="Vertikaler Textplatzhalter 2" svg:x="0.55118in" svg:y="1.45079in" svg:width="9.92087in" svg:height="3.59606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Mastertextformat bearbeiten</text:span></text:p>
            </text:list-item>
          </text:list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Zweite Ebene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list text:style-name="a1041">
                            <text:list-item>
                              <text:p text:style-name="a1040" text:class-names="" text:cond-style-name=""><text:span text:style-name="a103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1045" draw:name="Datumsplatzhalter 3" svg:x="0.55118in" svg:y="5.64882in" svg:width="2.56811in" svg:height="0.42717in" presentation:class="date-time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86" presentation:style-name="a1048" draw:name="Foliennummernplatzhalter 4" svg:x="8in" svg:y="5.64882in" svg:width="2.56811in" svg:height="0.42717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123">
        <draw:frame draw:id="id6" presentation:style-name="a1051" draw:name="Kopfzeilenplatzhalter 1" svg:x="0in" svg:y="0in" svg:width="3.58333in" svg:height="0.58681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7" presentation:style-name="a1055" draw:name="Datumsplatzhalter 2" svg:x="4.68229in" svg:y="0in" svg:width="3.58333in" svg:height="0.58681in" presentation:class="date-time" presentation:placeholder="false">
          <draw:text-box>
            <text:p text:style-name="a1054" text:class-names="" text:cond-style-name=""><text:span text:style-name="a1052" text:class-names=""><text:date text:fixed="false" style:data-style-name="a1053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056" draw:name="Folienbildplatzhalter 3">
          <svg:title/>
          <svg:desc/>
        </draw:page-thumbnail>
        <draw:frame draw:id="id9" presentation:style-name="a1071" draw:name="Notizenplatzhalter 4" svg:x="0.82639in" svg:y="5.62674in" svg:width="6.61458in" svg:height="4.60417in" presentation:class="notes" presentation:placeholder="false">
          <draw:text-box>
            <text:p text:style-name="a1058" text:class-names="" text:cond-style-name=""><text:span text:style-name="a1057" text:class-names="">Mastertextformat bearbeiten</text:span></text:p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Zweite Ebene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list text:style-name="a1070">
                              <text:list-item>
                                <text:p text:style-name="a1069" text:class-names="" text:cond-style-name=""><text:span text:style-name="a10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1072" draw:name="Folienbildplatzhalter 7">
          <svg:title/>
          <svg:desc/>
        </draw:page-thumbnail>
        <draw:frame draw:id="id11" presentation:style-name="a1075" draw:name="Notizenplatzhalter 8" svg:x="0.82677in" svg:y="5.55394in" svg:width="6.61378in" svg:height="5.26142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Kopfzeilenplatzhalter 9" svg:x="0in" svg:y="0in" svg:width="3.5878in" svg:height="0.58425in" presentation:class="head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Datumsplatzhalter 10" svg:x="4.67953in" svg:y="0in" svg:width="3.5878in" svg:height="0.58425in" presentation:class="date-time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ußzeilenplatzhalter 11" svg:x="0in" svg:y="11.10827in" svg:width="3.5878in" svg:height="0.58425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5" presentation:style-name="a1087" draw:name="Foliennummernplatzhalter 12" svg:x="4.67953in" svg:y="11.10827in" svg:width="3.5878in" svg:height="0.58425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  <draw:frame draw:id="id16" presentation:style-name="a1090" draw:name="Fußzeilenplatzhalter 5" svg:x="0in" svg:y="11.1059in" svg:width="3.58333in" svg:height="0.58681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7" presentation:style-name="a1093" draw:name="Foliennummernplatzhalter 6" svg:x="4.68229in" svg:y="11.1059in" svg:width="3.58333in" svg:height="0.58681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  <draw:frame draw:id="id18" presentation:style-name="a1096" draw:name="Kopfzeilenplatzhalter 1" svg:x="0in" svg:y="0in" svg:width="3.58333in" svg:height="0.58681in" presentation:class="head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9" presentation:style-name="a1100" draw:name="Datumsplatzhalter 2" svg:x="4.68229in" svg:y="0in" svg:width="3.58333in" svg:height="0.58681in" presentation:class="date-time" presentation:placeholder="false">
          <draw:text-box>
            <text:p text:style-name="a1099" text:class-names="" text:cond-style-name=""><text:span text:style-name="a1097" text:class-names=""><text:date text:fixed="false" style:data-style-name="a1098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1101" draw:name="Folienbildplatzhalter 3">
          <svg:title/>
          <svg:desc/>
        </draw:page-thumbnail>
        <draw:frame draw:id="id21" presentation:style-name="a1116" draw:name="Notizenplatzhalter 4" svg:x="0.82639in" svg:y="5.62674in" svg:width="6.61458in" svg:height="4.60417in" presentation:class="notes" presentation:placeholder="false">
          <draw:text-box>
            <text:p text:style-name="a1103" text:class-names="" text:cond-style-name=""><text:span text:style-name="a1102" text:class-names="">Mastertextformat bearbeiten</text:span></text:p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Zweite Ebene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p text:style-name="a1108" text:class-names="" text:cond-style-name=""><text:span text:style-name="a11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list text:style-name="a1112">
                          <text:list-item>
                            <text:p text:style-name="a1111" text:class-names="" text:cond-style-name=""><text:span text:style-name="a11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list text:style-name="a1115">
                              <text:list-item>
                                <text:p text:style-name="a1114" text:class-names="" text:cond-style-name=""><text:span text:style-name="a11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19" draw:name="Fußzeilenplatzhalter 5" svg:x="0in" svg:y="11.1059in" svg:width="3.58333in" svg:height="0.58681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23" presentation:style-name="a1122" draw:name="Foliennummernplatzhalter 6" svg:x="4.68229in" svg:y="11.1059in" svg:width="3.58333in" svg:height="0.58681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1124">
      <draw:custom-shape svg:x="0in" svg:y="5.64882in" svg:width="11.02362in" svg:height="0.42717in" draw:id="id87" draw:layer="Master1-bg" draw:style-name="a1127" draw:name="Freihandform: Form 5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draw:layer="Master1-bg" draw:style-name="a1128" draw:name="Grafik 6" svg:x="4.26378in" svg:y="4.6in" svg:width="2.5in" svg:height="2.5in" style:rel-width="scale" style:rel-height="scale">
        <draw:image xlink:href="media/image1.png" xlink:type="simple" xlink:show="embed" xlink:actuate="onLoad"/>
        <svg:title/>
        <svg:desc/>
      </draw:frame>
      <draw:frame draw:id="id89" presentation:style-name="a1131" draw:name="Vertikaler Titel 1" svg:x="7.99306in" svg:y="0.24653in" svg:width="2.47917in" svg:height="4.80035in" presentation:class="title" presentation:placeholder="false">
        <draw:text-box>
          <text:p text:style-name="a1130" text:class-names="" text:cond-style-name=""><text:span text:style-name="a1129" text:class-names="">Mastertitelformat bearbeiten</text:span></text:p>
        </draw:text-box>
        <svg:title/>
        <svg:desc/>
      </draw:frame>
      <draw:frame draw:id="id90" presentation:style-name="a1147" draw:name="Vertikaler Textplatzhalter 2" svg:x="0.55035in" svg:y="0.24653in" svg:width="7.27604in" svg:height="4.80035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astertextformat bearbeiten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Zweite Ebene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list text:style-name="a1146">
                        <text:list-item>
                          <text:list text:style-name="a1146">
                            <text:list-item>
                              <text:p text:style-name="a1145" text:class-names="" text:cond-style-name=""><text:span text:style-name="a1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1150" draw:name="Datumsplatzhalter 3" svg:x="0.55118in" svg:y="5.64882in" svg:width="2.56811in" svg:height="0.42717in" presentation:class="date-time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92" presentation:style-name="a1153" draw:name="Foliennummernplatzhalter 4" svg:x="8in" svg:y="5.64882in" svg:width="2.56811in" svg:height="0.42717in" presentation:class="page-number" presentation:placeholder="false">
        <draw:text-box>
          <text:p text:style-name="a1152" text:class-names="" text:cond-style-name=""><text:span text:style-name="a1151" text:class-names=""><text:page-number style:num-format="1" text:fixed="false"/></text:span></text:p>
        </draw:text-box>
        <svg:title/>
        <svg:desc/>
      </draw:frame>
      <presentation:notes style:page-layout-name="pageLayout2" draw:style-name="a1228">
        <draw:frame draw:id="id6" presentation:style-name="a1156" draw:name="Kopfzeilenplatzhalter 1" svg:x="0in" svg:y="0in" svg:width="3.58333in" svg:height="0.58681in" presentation:class="head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7" presentation:style-name="a1160" draw:name="Datumsplatzhalter 2" svg:x="4.68229in" svg:y="0in" svg:width="3.58333in" svg:height="0.58681in" presentation:class="date-time" presentation:placeholder="false">
          <draw:text-box>
            <text:p text:style-name="a1159" text:class-names="" text:cond-style-name=""><text:span text:style-name="a1157" text:class-names=""><text:date text:fixed="false" style:data-style-name="a1158">16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161" draw:name="Folienbildplatzhalter 3">
          <svg:title/>
          <svg:desc/>
        </draw:page-thumbnail>
        <draw:frame draw:id="id9" presentation:style-name="a1176" draw:name="Notizenplatzhalter 4" svg:x="0.82639in" svg:y="5.62674in" svg:width="6.61458in" svg:height="4.60417in" presentation:class="notes" presentation:placeholder="false">
          <draw:text-box>
            <text:p text:style-name="a1163" text:class-names="" text:cond-style-name=""><text:span text:style-name="a1162" text:class-names="">Mastertextformat bearbeiten</text:span></text:p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Zweite Ebene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p text:style-name="a1168" text:class-names="" text:cond-style-name=""><text:span text:style-name="a11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list text:style-name="a1172">
                          <text:list-item>
                            <text:p text:style-name="a1171" text:class-names="" text:cond-style-name=""><text:span text:style-name="a11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list text:style-name="a1175">
                              <text:list-item>
                                <text:p text:style-name="a1174" text:class-names="" text:cond-style-name=""><text:span text:style-name="a11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1177" draw:name="Folienbildplatzhalter 7">
          <svg:title/>
          <svg:desc/>
        </draw:page-thumbnail>
        <draw:frame draw:id="id11" presentation:style-name="a1180" draw:name="Notizenplatzhalter 8" svg:x="0.82677in" svg:y="5.55394in" svg:width="6.61378in" svg:height="5.26142in" presentation:class="notes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2" presentation:style-name="a1183" draw:name="Kopfzeilenplatzhalter 9" svg:x="0in" svg:y="0in" svg:width="3.5878in" svg:height="0.58425in" presentation:class="head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3" presentation:style-name="a1186" draw:name="Datumsplatzhalter 10" svg:x="4.67953in" svg:y="0in" svg:width="3.5878in" svg:height="0.58425in" presentation:class="date-time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4" presentation:style-name="a1189" draw:name="Fußzeilenplatzhalter 11" svg:x="0in" svg:y="11.10827in" svg:width="3.5878in" svg:height="0.58425in" presentation:class="foot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5" presentation:style-name="a1192" draw:name="Foliennummernplatzhalter 12" svg:x="4.67953in" svg:y="11.10827in" svg:width="3.5878in" svg:height="0.58425in" presentation:class="page-number" presentation:placeholder="false">
          <draw:text-box>
            <text:p text:style-name="a1191" text:class-names="" text:cond-style-name=""><text:span text:style-name="a1190" text:class-names=""><text:page-number style:num-format="1" text:fixed="false"/></text:span></text:p>
          </draw:text-box>
          <svg:title/>
          <svg:desc/>
        </draw:frame>
        <draw:frame draw:id="id16" presentation:style-name="a1195" draw:name="Fußzeilenplatzhalter 5" svg:x="0in" svg:y="11.1059in" svg:width="3.58333in" svg:height="0.58681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7" presentation:style-name="a1198" draw:name="Foliennummernplatzhalter 6" svg:x="4.68229in" svg:y="11.1059in" svg:width="3.58333in" svg:height="0.58681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  <draw:frame draw:id="id18" presentation:style-name="a1201" draw:name="Kopfzeilenplatzhalter 1" svg:x="0in" svg:y="0in" svg:width="3.58333in" svg:height="0.58681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9" presentation:style-name="a1205" draw:name="Datumsplatzhalter 2" svg:x="4.68229in" svg:y="0in" svg:width="3.58333in" svg:height="0.58681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/></text:span></text:p>
          </draw:text-box>
          <svg:title/>
          <svg:desc/>
        </draw:frame>
        <draw:page-thumbnail svg:x="0.62674in" svg:y="1.46181in" svg:width="7.01389in" svg:height="3.94618in" presentation:class="page" draw:id="id20" presentation:style-name="a1206" draw:name="Folienbildplatzhalter 3">
          <svg:title/>
          <svg:desc/>
        </draw:page-thumbnail>
        <draw:frame draw:id="id21" presentation:style-name="a1221" draw:name="Notizenplatzhalter 4" svg:x="0.82639in" svg:y="5.62674in" svg:width="6.61458in" svg:height="4.60417in" presentation:class="notes" presentation:placeholder="false">
          <draw:text-box>
            <text:p text:style-name="a1208" text:class-names="" text:cond-style-name=""><text:span text:style-name="a1207" text:class-names="">Mastertextformat bearbeiten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Zweite Ebene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list text:style-name="a1220">
                          <text:list-item>
                            <text:list text:style-name="a1220">
                              <text:list-item>
                                <text:p text:style-name="a1219" text:class-names="" text:cond-style-name=""><text:span text:style-name="a121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24" draw:name="Fußzeilenplatzhalter 5" svg:x="0in" svg:y="11.1059in" svg:width="3.58333in" svg:height="0.58681in" presentation:class="foot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23" presentation:style-name="a1227" draw:name="Foliennummernplatzhalter 6" svg:x="4.68229in" svg:y="11.1059in" svg:width="3.58333in" svg:height="0.58681in" presentation:class="page-number" presentation:placeholder="false">
          <draw:text-box>
            <text:p text:style-name="a1226" text:class-names="" text:cond-style-name=""><text:span text:style-name="a12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9">
      <draw:frame draw:id="id93" presentation:style-name="a1232" draw:name="Kopfzeilenplatzhalter 1" svg:x="0in" svg:y="0in" svg:width="3.58333in" svg:height="0.58681in" presentation:class="header" presentation:placeholder="false">
        <draw:text-box>
          <text:p text:style-name="a1231" text:class-names="" text:cond-style-name=""><text:span text:style-name="a1230" text:class-names=""/></text:p>
        </draw:text-box>
        <svg:title/>
        <svg:desc/>
      </draw:frame>
      <draw:frame draw:id="id94" presentation:style-name="a1236" draw:name="Datumsplatzhalter 2" svg:x="4.68229in" svg:y="0in" svg:width="3.58333in" svg:height="0.58681in" presentation:class="date-time" presentation:placeholder="false">
        <draw:text-box>
          <text:p text:style-name="a1235" text:class-names="" text:cond-style-name=""><text:span text:style-name="a1233" text:class-names=""><text:date text:fixed="false" style:data-style-name="a1234"/></text:span></text:p>
        </draw:text-box>
        <svg:title/>
        <svg:desc/>
      </draw:frame>
      <draw:frame draw:id="id95" presentation:style-name="a1239" draw:name="Fußzeilenplatzhalter 3" svg:x="0in" svg:y="11.1059in" svg:width="3.58333in" svg:height="0.58681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96" presentation:style-name="a1242" draw:name="Foliennummernplatzhalter 4" svg:x="4.68229in" svg:y="11.1059in" svg:width="3.58333in" svg:height="0.58681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draw:frame draw:id="id97" presentation:style-name="a1245" draw:name="Kopfzeilenplatzhalter 5" svg:x="0in" svg:y="0in" svg:width="3.5878in" svg:height="0.58425in" presentation:class="header" presentation:placeholder="false">
        <draw:text-box>
          <text:p text:style-name="a1244" text:class-names="" text:cond-style-name=""><text:span text:style-name="a1243" text:class-names=""/></text:p>
        </draw:text-box>
        <svg:title/>
        <svg:desc/>
      </draw:frame>
      <draw:frame draw:id="id98" presentation:style-name="a1248" draw:name="Datumsplatzhalter 6" svg:x="4.67953in" svg:y="0in" svg:width="3.5878in" svg:height="0.58425in" presentation:class="date-time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99" presentation:style-name="a1251" draw:name="Fußzeilenplatzhalter 7" svg:x="0in" svg:y="11.10827in" svg:width="3.5878in" svg:height="0.58425in" presentation:class="footer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00" presentation:style-name="a1254" draw:name="Foliennummernplatzhalter 8" svg:x="4.67953in" svg:y="11.10827in" svg:width="3.5878in" svg:height="0.58425in" presentation:class="page-number" presentation:placeholder="false">
        <draw:text-box>
          <text:p text:style-name="a1253" text:class-names="" text:cond-style-name=""><text:span text:style-name="a1252" text:class-names=""><text:page-number style:num-format="1" text:fixed="false"/></text:span></text:p>
        </draw:text-box>
        <svg:title/>
        <svg:desc/>
      </draw:frame>
      <draw:frame draw:id="id101" presentation:style-name="a1257" draw:name="Kopfzeilenplatzhalter 1" svg:x="0in" svg:y="0in" svg:width="3.58333in" svg:height="0.58681in" presentation:class="header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02" presentation:style-name="a1261" draw:name="Datumsplatzhalter 2" svg:x="4.68229in" svg:y="0in" svg:width="3.58333in" svg:height="0.58681in" presentation:class="date-time" presentation:placeholder="false">
        <draw:text-box>
          <text:p text:style-name="a1260" text:class-names="" text:cond-style-name=""><text:span text:style-name="a1258" text:class-names=""><text:date text:fixed="false" style:data-style-name="a1259">16.05.2023</text:date></text:span></text:p>
        </draw:text-box>
        <svg:title/>
        <svg:desc/>
      </draw:frame>
      <draw:frame draw:id="id103" presentation:style-name="a1264" draw:name="Fußzeilenplatzhalter 3" svg:x="0in" svg:y="11.1059in" svg:width="3.58333in" svg:height="0.58681in" presentation:class="footer" presentation:placeholder="false">
        <draw:text-box>
          <text:p text:style-name="a1263" text:class-names="" text:cond-style-name=""><text:span text:style-name="a1262" text:class-names=""/></text:p>
        </draw:text-box>
        <svg:title/>
        <svg:desc/>
      </draw:frame>
      <draw:frame draw:id="id104" presentation:style-name="a1267" draw:name="Foliennummernplatzhalter 4" svg:x="4.68229in" svg:y="11.1059in" svg:width="3.58333in" svg:height="0.58681in" presentation:class="page-number" presentation:placeholder="false">
        <draw:text-box>
          <text:p text:style-name="a1266" text:class-names="" text:cond-style-name=""><text:span text:style-name="a1265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creation-date>2023-04-24T19:02:14Z</meta:creation-date>
    <dc:date>2023-05-16T09:29:32Z</dc:date>
    <meta:editing-cycles>4</meta:editing-cycles>
    <meta:editing-duration>PT485S</meta:editing-duration>
  </office:meta>
</office:document-meta>
</file>